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5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6" style:family="paragraph" style:parent-style-name="Standard">
      <style:paragraph-properties fo:margin-top="0.212cm" fo:margin-bottom="0cm" style:contextual-spacing="false"/>
      <style:text-properties fo:font-size="10pt" style:text-underline-style="solid" style:text-underline-type="double" style:text-underline-width="auto" style:text-underline-color="font-color" fo:font-weight="bold" officeooo:rsid="005b3269" officeooo:paragraph-rsid="005b3269" style:font-size-asian="10pt" style:font-size-complex="10pt"/>
    </style:style>
    <style:style style:name="P7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8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9" style:family="paragraph" style:parent-style-name="Standard" style:list-style-name="L1">
      <style:paragraph-properties fo:margin-top="0.212cm" fo:margin-bottom="0cm" style:contextual-spacing="false"/>
      <style:text-properties fo:font-size="10pt" officeooo:rsid="005b3269" officeooo:paragraph-rsid="0061e1aa" style:font-size-asian="10pt" style:font-size-complex="10pt"/>
    </style:style>
    <style:style style:name="P10" style:family="paragraph" style:parent-style-name="Standard" style:list-style-name="L1">
      <style:paragraph-properties fo:margin-top="0.212cm" fo:margin-bottom="0cm" style:contextual-spacing="false"/>
      <style:text-properties fo:font-size="10pt" style:text-underline-style="solid" style:text-underline-width="auto" style:text-underline-color="font-color" fo:font-weight="bold" officeooo:rsid="005b3269" officeooo:paragraph-rsid="005b3269" style:font-size-asian="10pt" style:font-weight-asian="bold" style:font-size-complex="10pt" style:font-weight-complex="bold"/>
    </style:style>
    <style:style style:name="P11" style:family="paragraph" style:parent-style-name="Standard" style:list-style-name="L1">
      <style:paragraph-properties fo:margin-top="0.212cm" fo:margin-bottom="0cm" style:contextual-spacing="false"/>
      <style:text-properties fo:font-size="10pt" style:text-underline-style="solid" style:text-underline-width="auto" style:text-underline-color="font-color" fo:font-weight="bold" officeooo:rsid="005b3269" officeooo:paragraph-rsid="0061e1aa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fo:font-size="10pt" officeooo:rsid="005b3269" officeooo:paragraph-rsid="005b3269" style:font-size-asian="10pt" style:font-size-complex="10pt"/>
    </style:style>
    <style:style style:name="P13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fo:font-size="10pt" officeooo:rsid="005ecffe" officeooo:paragraph-rsid="005ecffe" style:font-size-asian="10pt" style:font-size-complex="10pt"/>
    </style:style>
    <style:style style:name="P14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fo:font-size="10pt" style:text-underline-style="none" fo:font-weight="bold" officeooo:rsid="005b3269" officeooo:paragraph-rsid="005b3269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fo:font-size="10pt" style:text-underline-style="none" fo:font-weight="bold" officeooo:rsid="005fc249" officeooo:paragraph-rsid="005fc249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paragraph-properties fo:margin-left="3.747cm" fo:margin-right="0cm" fo:margin-top="0.212cm" fo:margin-bottom="0cm" style:contextual-spacing="false" fo:text-indent="-0.635cm" style:auto-text-indent="false"/>
      <style:text-properties fo:font-size="10pt" officeooo:rsid="005ecffe" officeooo:paragraph-rsid="005ecffe" style:font-size-asian="10pt" style:font-size-complex="10pt"/>
    </style:style>
    <style:style style:name="P17" style:family="paragraph" style:parent-style-name="Standard" style:list-style-name="L1">
      <style:paragraph-properties fo:margin-left="3.747cm" fo:margin-right="0cm" fo:margin-top="0.212cm" fo:margin-bottom="0cm" style:contextual-spacing="false" fo:text-indent="-0.635cm" style:auto-text-indent="false"/>
      <style:text-properties fo:font-size="10pt" officeooo:rsid="005b3269" officeooo:paragraph-rsid="005b3269" style:font-size-asian="10pt" style:font-size-complex="10pt"/>
    </style:style>
    <style:style style:name="P18" style:family="paragraph" style:parent-style-name="Standard" style:list-style-name="L1">
      <style:paragraph-properties fo:margin-left="3.747cm" fo:margin-right="0cm" fo:margin-top="0.212cm" fo:margin-bottom="0cm" style:contextual-spacing="false" fo:text-indent="-0.635cm" style:auto-text-indent="false"/>
      <style:text-properties fo:font-size="10pt" officeooo:rsid="005d2bef" officeooo:paragraph-rsid="005d2bef" style:font-size-asian="10pt" style:font-size-complex="10pt"/>
    </style:style>
    <style:style style:name="P19" style:family="paragraph" style:parent-style-name="Standard" style:list-style-name="L1">
      <style:paragraph-properties fo:margin-left="3.747cm" fo:margin-right="0cm" fo:margin-top="0.212cm" fo:margin-bottom="0cm" style:contextual-spacing="false" fo:text-indent="-0.635cm" style:auto-text-indent="false"/>
      <style:text-properties fo:font-size="10pt" officeooo:rsid="005fc249" officeooo:paragraph-rsid="005fc249" style:font-size-asian="10pt" style:font-size-complex="10pt"/>
    </style:style>
    <style:style style:name="P20" style:family="paragraph" style:parent-style-name="Standard" style:list-style-name="L1">
      <style:paragraph-properties fo:margin-left="3.747cm" fo:margin-right="0cm" fo:margin-top="0.212cm" fo:margin-bottom="0cm" style:contextual-spacing="false" fo:text-indent="-0.635cm" style:auto-text-indent="false"/>
      <style:text-properties fo:font-size="10pt" officeooo:rsid="005fd9b0" officeooo:paragraph-rsid="005fd9b0" style:font-size-asian="10pt" style:font-size-complex="10pt"/>
    </style:style>
    <style:style style:name="P21" style:family="paragraph" style:parent-style-name="Standard" style:list-style-name="L1">
      <style:paragraph-properties fo:margin-left="4.995cm" fo:margin-right="0cm" fo:margin-top="0.212cm" fo:margin-bottom="0cm" style:contextual-spacing="false" fo:text-indent="-0.635cm" style:auto-text-indent="false"/>
      <style:text-properties fo:font-size="10pt" officeooo:rsid="005fc249" officeooo:paragraph-rsid="005fc249" style:font-size-asian="10pt" style:font-size-complex="10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5417fc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5b3269" style:font-size-asian="14pt" style:font-weight-asian="bold" style:font-name-complex="Arial" style:font-size-complex="14pt"/>
    </style:style>
    <style:style style:name="T4" style:family="text">
      <style:text-properties style:font-name="Arial" fo:font-size="14pt" fo:font-weight="bold" officeooo:rsid="0060ad9a" style:font-size-asian="14pt" style:font-weight-asian="bold" style:font-name-complex="Arial" style:font-size-complex="14pt"/>
    </style:style>
    <style:style style:name="T5" style:family="text">
      <style:text-properties style:font-name="Arial" fo:font-size="14pt" fo:font-weight="bold" officeooo:rsid="0061e1aa" style:font-size-asian="14pt" style:font-weight-asian="bold" style:font-name-complex="Arial" style:font-size-complex="14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officeooo:rsid="00267b42" style:font-name-complex="Arial"/>
    </style:style>
    <style:style style:name="T8" style:family="text">
      <style:text-properties style:font-name="Arial" officeooo:rsid="00363a6c" style:font-name-complex="Arial"/>
    </style:style>
    <style:style style:name="T9" style:family="text">
      <style:text-properties style:font-name="Arial" officeooo:rsid="005417fc" style:font-name-complex="Arial"/>
    </style:style>
    <style:style style:name="T10" style:family="text">
      <style:text-properties style:font-name="Arial" officeooo:rsid="005b3269" style:font-name-complex="Arial"/>
    </style:style>
    <style:style style:name="T11" style:family="text">
      <style:text-properties style:font-name="Arial" fo:font-weight="normal" officeooo:rsid="00397a7f" style:font-weight-asian="normal" style:font-name-complex="Arial" style:font-weight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5ecffe" style:font-weight-asian="bold" style:font-weight-complex="bold"/>
    </style:style>
    <style:style style:name="T14" style:family="text">
      <style:text-properties fo:color="#ff3333" fo:font-weight="bold"/>
    </style:style>
    <style:style style:name="T15" style:family="text">
      <style:text-properties fo:color="#ff3333" fo:font-weight="bold" officeooo:rsid="0061e1aa" style:font-weight-asian="bold" style:font-weight-complex="bold"/>
    </style:style>
    <style:style style:name="T16" style:family="text">
      <style:text-properties fo:color="#000000" fo:font-weight="bold"/>
    </style:style>
    <style:style style:name="T17" style:family="text">
      <style:text-properties fo:color="#6666ff" fo:font-weight="bold"/>
    </style:style>
    <style:style style:name="T18" style:family="text">
      <style:text-properties officeooo:rsid="0060ad9a"/>
    </style:style>
    <style:style style:name="T19" style:family="text">
      <style:text-properties officeooo:rsid="0061e1a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1e1aa" style:font-weight-asian="bold" style:font-weight-complex="bold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officeooo:rsid="005ecffe"/>
    </style:style>
    <style:style style:name="T24" style:family="text">
      <style:text-properties officeooo:rsid="005ecffe"/>
    </style:style>
    <style:style style:name="T25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><text:span text:style-name="T1">Fiche d</text:span><text:span text:style-name="T4">e procédure</text:span><text:span text:style-name="T1"> « </text:span><text:span text:style-name="T5">Découpe Laser » (</text:span><text:span text:style-name="T1">N°</text:span><text:span text:style-name="T2">2</text:span><text:span text:style-name="T3">2</text:span><text:span text:style-name="T5">)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Date d’ouverture : </text:span><text:span text:style-name="T10">30</text:span><text:span text:style-name="T7">/0</text:span><text:span text:style-name="T9">6</text:span><text:span text:style-name="T7">/201</text:span><text:span text:style-name="T8">6</text:span></text:p>
          </table:table-cell>
          <table:table-cell table:style-name="Tableau1.B2" office:value-type="string">
            <text:p text:style-name="P5"><text:span text:style-name="T6">Date de clôture : <text:s text:c="21"/> 4</text:span><text:bookmark text:name="_1410176768"/><text:bookmark text:name="_1410177184"/><text:bookmark text:name="_1415458630"/><text:bookmark text:name="_1418046982"/><field:fieldmark-start text:name="__Fieldmark__67_1971446468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6">Procédure « Découpe Laser » :</text:p>
            <text:list xml:id="list7036742450607265199" text:style-name="L1">
              <text:list-item>
                <text:p text:style-name="P10">Ordi perso :</text:p>
              </text:list-item>
              <text:list-item>
                <text:p text:style-name="P12">Préparer le dessin de la pièce sous LibreCAD (.dxf) → <text:span text:style-name="T20">clé USB</text:span></text:p>
              </text:list-item>
              <text:list-item>
                <text:p text:style-name="P12">Vérifier que toutes les couches sont bien déverrouillées.</text:p>
              </text:list-item>
              <text:list-item>
                <text:p text:style-name="P9"><text:span text:style-name="T13">Préparer Trotec speedy 400 (capot ouvert) :</text:span></text:p>
              </text:list-item>
              <text:list-item>
                <text:p text:style-name="P13">Mise en route avec la clé <text:span text:style-name="T19">(comme une clé de contact de voiture)</text:span></text:p>
              </text:list-item>
              <text:list-item>
                <text:p text:style-name="P13">Régler origine</text:p>
              </text:list-item>
              <text:list-item>
                <text:p text:style-name="P13">Régler la position verticale du laser avec l'outil de calibrage (chute de l'outil)</text:p>
              </text:list-item>
              <text:list-item>
                <text:p text:style-name="P11">Ordi cité objet connecté :</text:p>
              </text:list-item>
              <text:list-item>
                <text:p text:style-name="P14">CorelDRAW :</text:p>
              </text:list-item>
              <text:list-item>
                <text:p text:style-name="P17">Ouvrir le fichier .dxf <text:span text:style-name="T21">(clé USB)</text:span></text:p>
              </text:list-item>
              <text:list-item>
                <text:p text:style-name="P17">Sélectionner unité (mm ou pouces)</text:p>
              </text:list-item>
              <text:list-item>
                <text:p text:style-name="P17">Avec la roulette de la souris, cadrer la pièce (zoom)</text:p>
              </text:list-item>
              <text:list-item>
                <text:p text:style-name="P17">Avec l'outil de sélection (fenêtre), sélectionner l'ensemble des lignes concernées par la découpe</text:p>
              </text:list-item>
              <text:list-item>
                <text:p text:style-name="P18">Modifier l'épaisseur des traits (ligne très fine) <text:span text:style-name="T19">+ couleur </text:span><text:span text:style-name="T15">rouge</text:span></text:p>
              </text:list-item>
              <text:list-item>
                <text:p text:style-name="P18">Ajouter l'écriture, si nécessaire, rotation</text:p>
              </text:list-item>
              <text:list-item>
                <text:p text:style-name="P18">Sélectionner et placer l'écriture</text:p>
              </text:list-item>
              <text:list-item>
                <text:p text:style-name="P16">Sauvegarder le fichier (.cdr)</text:p>
              </text:list-item>
              <text:list-item>
                <text:p text:style-name="P19">Fichier imprimer (ouvre Trotec), valider</text:p>
              </text:list-item>
              <text:list-item>
                <text:p text:style-name="P15">Trotec :</text:p>
              </text:list-item>
              <text:list-item>
                <text:p text:style-name="P19">Clic icône Trotec</text:p>
              </text:list-item>
              <text:list-item>
                <text:p text:style-name="P19">Retirer job précédent</text:p>
              </text:list-item>
              <text:list-item>
                <text:p text:style-name="P19">Placer, en le faisant glisser, le job actuel</text:p>
              </text:list-item>
              <text:list-item>
                <text:p text:style-name="P19">Clic droit → config matériaux</text:p>
              </text:list-item>
              <text:list-item>
                <text:p text:style-name="P19">+ Trotec 400 → PMMA 3mm (par exemple)</text:p>
              </text:list-item>
              <text:list-item>
                <text:p text:style-name="P19">Définir puissance et vitesse :</text:p>
              </text:list-item>
              <text:list-item>
                <text:p text:style-name="P21"><text:span text:style-name="T16">Noir</text:span> – gravure – 40 – 100 – 1000 PPI</text:p>
              </text:list-item>
              <text:list-item>
                <text:p text:style-name="P21"><text:span text:style-name="T14">Rouge</text:span> – Découpe – 45 – 0.50 – Auto – Hz</text:p>
              </text:list-item>
              <text:list-item>
                <text:p text:style-name="P21"><text:span text:style-name="T17">Bleu</text:span> – Découpe – 50 – 0.50 – Auto – Hz</text:p>
              </text:list-item>
              <text:list-item>
                <text:p text:style-name="P20">Lancer l'impression.<text:span text:style-name="T11"> </text:span>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/Données/SCAO/Projet_SCAO/Anomalies/Fiche d'anomalie N°22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7-01T10:53:16.351341579</dc:date>
    <meta:print-date>2016-07-01T10:49:13.013842405</meta:print-date>
    <meta:editing-cycles>27</meta:editing-cycles>
    <meta:editing-duration>PT1H47M36S</meta:editing-duration>
    <meta:generator>LibreOffice/4.2.8.2$Linux_x86 LibreOffice_project/420m0$Build-2</meta:generator>
    <meta:document-statistic meta:table-count="2" meta:image-count="1" meta:object-count="0" meta:page-count="1" meta:paragraph-count="36" meta:word-count="240" meta:character-count="1381" meta:non-whitespace-character-count="1170"/>
  </office:meta>
</office:document-meta>
</file>